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BB00000248D27A772A.eps"/>
  <manifest:file-entry manifest:media-type="" manifest:full-path="Pictures/20000002000001FF0000010E4BC5779F.eps"/>
  <manifest:file-entry manifest:media-type="" manifest:full-path="Pictures/200000020000015800000191E122A57C.eps"/>
  <manifest:file-entry manifest:media-type="" manifest:full-path="Pictures/20000002000001F400000208E041E0A3.eps"/>
  <manifest:file-entry manifest:media-type="" manifest:full-path="Pictures/20000002000001F400000192CC153B09.eps"/>
  <manifest:file-entry manifest:media-type="" manifest:full-path="Pictures/20000002000001E700000167DB201645.eps"/>
  <manifest:file-entry manifest:media-type="image/png" manifest:full-path="Pictures/10000000000002DF000000F0A39FD2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2.698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1.814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43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173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 style:list-style-name="L4">
      <style:graphic-properties draw:fill-color="#ffffff" draw:auto-grow-height="true" fo:min-height="12.698cm"/>
    </style:style>
    <style:style style:name="pr6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Default-title">
      <style:graphic-properties draw:fill-color="#ffffff" fo:min-height="2.922cm"/>
    </style:style>
    <style:style style:name="pr8" style:family="presentation" style:parent-style-name="Default-outline1">
      <style:graphic-properties draw:fill-color="#ffffff" fo:min-height="12.447cm"/>
    </style:style>
    <style:style style:name="pr9" style:family="presentation" style:parent-style-name="Default-notes">
      <style:graphic-properties draw:fill-color="#ffffff" fo:min-height="11.177cm"/>
    </style:style>
    <style:style style:name="pr10" style:family="presentation" style:parent-style-name="Default-title">
      <style:graphic-properties draw:fill-color="#ffffff" draw:auto-grow-height="true" fo:min-height="3.173cm"/>
    </style:style>
    <style:style style:name="pr11" style:family="presentation" style:parent-style-name="Default-outline1">
      <style:graphic-properties draw:fill-color="#ffffff" draw:auto-grow-height="true" fo:min-height="12.698cm"/>
    </style:style>
    <style:style style:name="P1" style:family="paragraph">
      <style:paragraph-properties fo:margin-left="0cm" fo:margin-right="0cm" fo:line-height="100%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fo:line-height="100%" text:enable-numbering="false" fo:text-indent="0cm" style:punctuation-wrap="simple" style:line-break="normal"/>
    </style:style>
    <style:style style:name="P4" style:family="paragraph">
      <style:paragraph-properties fo:margin-left="0cm" fo:margin-right="0cm" fo:line-height="93%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93%" text:enable-numbering="false" fo:text-indent="0cm" style:writing-mode="lr-tb"/>
    </style:style>
    <style:style style:name="P8" style:family="paragraph">
      <style:paragraph-properties fo:margin-left="1.27cm" fo:margin-right="0cm" fo:margin-top="0.246cm" fo:margin-bottom="0cm" fo:line-height="93%" fo:text-align="start" text:enable-numbering="true" fo:text-indent="0cm" style:punctuation-wrap="simple" style:line-break="normal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.948cm" fo:margin-right="0cm" fo:text-indent="-0.948cm"/>
    </style:style>
    <style:style style:name="P11" style:family="paragraph">
      <style:paragraph-properties fo:margin-left="2.059cm" fo:margin-right="0cm" fo:text-indent="-0.789cm"/>
    </style:style>
    <style:style style:name="T1" style:family="text">
      <style:text-properties fo:color="#000000" fo:font-size="32pt" fo:language="en" fo:country="GB" style:font-size-asian="32pt" style:font-size-complex="32pt"/>
    </style:style>
    <style:style style:name="T2" style:family="text">
      <style:text-properties fo:color="#000000" fo:font-size="24pt" fo:language="en" fo:country="GB" style:font-size-asian="32pt" style:font-size-complex="32pt"/>
    </style:style>
    <style:style style:name="T3" style:family="text">
      <style:text-properties fo:language="en" fo:country="GB"/>
    </style:style>
    <style:style style:name="T4" style:family="text">
      <style:text-properties fo:font-size="23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">
        <style:text-properties fo:font-family="Webdings" style:font-family-generic="roman" style:font-pitch="variable" style:font-charset="x-symbol" fo:color="#6699ff" fo:font-size="100%"/>
      </text:list-level-style-bullet>
      <text:list-level-style-bullet text:level="2" text:bullet-char="">
        <style:list-level-properties text:space-before="1.27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3" text:bullet-char="">
        <style:list-level-properties text:space-before="2.54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4" text:bullet-char="">
        <style:list-level-properties text:space-before="3.81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5" text:bullet-char="">
        <style:list-level-properties text:space-before="5.08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6" text:bullet-char="">
        <style:list-level-properties text:space-before="5.08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7" text:bullet-char="">
        <style:list-level-properties text:space-before="5.08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8" text:bullet-char="">
        <style:list-level-properties text:space-before="5.08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9" text:bullet-char="">
        <style:list-level-properties text:space-before="5.08cm"/>
        <style:text-properties fo:font-family="Webdings" style:font-family-generic="roman" style:font-pitch="variable" style:font-charset="x-symbol" fo:color="#6699ff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">
        <style:list-level-properties text:space-before="1.27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2" text:bullet-char="">
        <style:list-level-properties text:space-before="1.27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3" text:bullet-char="">
        <style:list-level-properties text:space-before="2.54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4" text:bullet-char="">
        <style:list-level-properties text:space-before="3.81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5" text:bullet-char="">
        <style:list-level-properties text:space-before="5.08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6" text:bullet-char="">
        <style:list-level-properties text:space-before="5.08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7" text:bullet-char="">
        <style:list-level-properties text:space-before="5.08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8" text:bullet-char="">
        <style:list-level-properties text:space-before="5.08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9" text:bullet-char="">
        <style:list-level-properties text:space-before="5.08cm"/>
        <style:text-properties fo:font-family="Webdings" style:font-family-generic="roman" style:font-pitch="variable" style:font-charset="x-symbol" fo:color="#6699ff" fo:font-size="100%"/>
      </text:list-level-style-bullet>
    </text:list-style>
    <text:list-style style:name="L5">
      <text:list-level-style-bullet text:level="1" text:bullet-char="">
        <style:list-level-properties text:min-label-width="0.948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2" text:bullet-char="">
        <style:list-level-properties text:space-before="1.27cm" text:min-label-width="0.789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3" text:bullet-char="">
        <style:list-level-properties text:space-before="2.54cm" text:min-label-width="0.635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4" text:bullet-char="">
        <style:list-level-properties text:space-before="3.81cm" text:min-label-width="0.635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5" text:bullet-char="">
        <style:list-level-properties text:space-before="5.08cm" text:min-label-width="0.635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6" text:bullet-char="">
        <style:list-level-properties text:space-before="5.08cm" text:min-label-width="0.635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7" text:bullet-char="">
        <style:list-level-properties text:space-before="5.08cm" text:min-label-width="0.635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8" text:bullet-char="">
        <style:list-level-properties text:space-before="5.08cm" text:min-label-width="0.635cm"/>
        <style:text-properties fo:font-family="Webdings" style:font-family-generic="roman" style:font-pitch="variable" style:font-charset="x-symbol" fo:color="#6699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378cm" svg:height="3.176cm" svg:x="2.117cm" svg:y="3.174cm" presentation:class="title" presentation:user-transformed="true">
          <draw:text-box>
            <text:p text:style-name="P1"><text:span text:style-name="T1">The Envoy File System:</text:span><text:span text:style-name="T1"><text:line-break/></text:span><text:span text:style-name="T2">Structural Overview</text:span></text:p>
          </draw:text-box>
        </draw:frame>
        <draw:frame presentation:style-name="pr2" draw:text-style-name="P2" draw:layer="layout" svg:width="21.378cm" svg:height="1.699cm" svg:x="2.117cm" svg:y="7.4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>Russ Ross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0.709cm" svg:height="1.187cm" svg:x="12.407cm" svg:y="9.075cm">
          <text:p text:style-name="P4"><text:span text:style-name="T3">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6">
        <draw:frame presentation:style-name="pr4" draw:text-style-name="P7" draw:layer="layout" svg:width="23.279cm" svg:height="3.173cm" svg:x="1.057cm" svg:y="0.634cm" presentation:class="title">
          <draw:text-box>
            <text:p text:style-name="P4"><text:span text:style-name="T3">Big picture</text:span></text:p>
          </draw:text-box>
        </draw:frame>
        <draw:frame presentation:style-name="pr5" draw:text-style-name="P8" draw:layer="layout" svg:width="11.359cm" svg:height="12.847cm" svg:x="1.057cm" svg:y="4.233cm" presentation:class="outline" presentation:user-transformed="true">
          <draw:text-box>
            <text:list text:style-name="L4">
              <text:list-item>
                <text:p text:style-name="P8"><text:span text:style-name="T3">Envoy servers cluster together along shared boundaries</text:span></text:p>
              </text:list-item>
            </text:list>
            <text:list text:style-name="L4">
              <text:list-item>
                <text:p text:style-name="P8"><text:span text:style-name="T3">Storage servers are independent of each other</text:span></text:p>
              </text:list-item>
            </text:list>
            <text:list text:style-name="L4">
              <text:list-item>
                <text:p text:style-name="P8"><text:span text:style-name="T3">Envoys always connect directly to relevant storage and envoy servers: no hierarchy at the network level</text:span></text:p>
              </text:list-item>
            </text:list>
          </draw:text-box>
        </draw:frame>
        <draw:frame draw:style-name="gr3" draw:text-style-name="P9" draw:layer="layout" svg:width="11.359cm" svg:height="9.132cm" svg:x="12.984cm" svg:y="6.015cm" presentation:class="graphic">
          <draw:image xlink:href="Pictures/20000002000001F400000192CC153B09.eps" xlink:type="simple" xlink:show="embed" xlink:actuate="onLoad">
            <text:p text:style-name="P6"/>
          </draw:image>
        </draw:frame>
        <presentation:notes draw:style-name="dp2">
          <draw:page-thumbnail draw:layer="layout" svg:width="12.7cm" svg:height="9.525cm" svg:x="3.175cm" svg:y="1.905cm" draw:page-number="2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6">
        <draw:frame presentation:style-name="pr7" draw:text-style-name="P6" draw:layer="layout" svg:width="23.279cm" svg:height="2.922cm" svg:x="1.057cm" svg:y="0.759cm" presentation:class="title">
          <draw:text-box>
            <text:p text:style-name="P6">Envoy organisation</text:p>
          </draw:text-box>
        </draw:frame>
        <draw:frame presentation:style-name="pr8" draw:text-style-name="P10" draw:layer="layout" svg:width="11.359cm" svg:height="13.708cm" svg:x="1.057cm" svg:y="4.233cm" presentation:class="outline" presentation:user-transformed="true">
          <draw:text-box>
            <text:list text:style-name="L5">
              <text:list-item>
                <text:p text:style-name="P10">Territories are branches of the global namespace</text:p>
              </text:list-item>
            </text:list>
            <text:list text:style-name="L5">
              <text:list-item>
                <text:p text:style-name="P10">Connections are maintained between envoys only when:</text:p>
              </text:list-item>
            </text:list>
            <text:list text:style-name="L5">
              <text:list-item>
                <text:list>
                  <text:list-item>
                    <text:p text:style-name="P11">They are territory neighbou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One has a file open in another's territory</text:p>
                  </text:list-item>
                </text:list>
              </text:list-item>
            </text:list>
            <text:list text:style-name="L5">
              <text:list-item>
                <text:p text:style-name="P10">Connections indicate sharing/overlapping interests</text:p>
              </text:list-item>
            </text:list>
          </draw:text-box>
        </draw:frame>
        <draw:frame draw:style-name="gr3" draw:text-style-name="P9" draw:layer="layout" svg:width="11.359cm" svg:height="6.001cm" svg:x="12.984cm" svg:y="7.58cm" presentation:class="graphic">
          <draw:image xlink:href="Pictures/20000002000001FF0000010E4BC5779F.eps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9" draw:text-style-name="P6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6">
        <draw:frame presentation:style-name="pr7" draw:text-style-name="P6" draw:layer="layout" svg:width="23.279cm" svg:height="2.922cm" svg:x="1.057cm" svg:y="0.759cm" presentation:class="title">
          <draw:text-box>
            <text:p text:style-name="P6">Envoy node</text:p>
          </draw:text-box>
        </draw:frame>
        <draw:frame presentation:style-name="pr8" draw:text-style-name="P10" draw:layer="layout" svg:width="11.359cm" svg:height="13.054cm" svg:x="1.057cm" svg:y="4.233cm" presentation:class="outline" presentation:user-transformed="true">
          <draw:text-box>
            <text:list text:style-name="L5">
              <text:list-item>
                <text:p text:style-name="P10">One per machine</text:p>
              </text:list-item>
            </text:list>
            <text:list text:style-name="L5">
              <text:list-item>
                <text:p text:style-name="P10">Persistent cache</text:p>
              </text:list-item>
            </text:list>
            <text:list text:style-name="L5">
              <text:list-item>
                <text:p text:style-name="P10">Server to local VMs</text:p>
              </text:list-item>
            </text:list>
            <text:list text:style-name="L5">
              <text:list-item>
                <text:p text:style-name="P10">Manages state for all local file handles</text:p>
              </text:list-item>
            </text:list>
            <text:list text:style-name="L5">
              <text:list-item>
                <text:p text:style-name="P10">Owns territories</text:p>
              </text:list-item>
            </text:list>
            <text:list text:style-name="L5">
              <text:list-item>
                <text:p text:style-name="P10">Serves all requests for local territories</text:p>
              </text:list-item>
            </text:list>
            <text:list text:style-name="L5">
              <text:list-item>
                <text:p text:style-name="P10">Forwards requests for remote territories</text:p>
              </text:list-item>
            </text:list>
            <text:list text:style-name="L5">
              <text:list-item>
                <text:p text:style-name="P10">Connects to storage</text:p>
              </text:list-item>
            </text:list>
          </draw:text-box>
        </draw:frame>
        <draw:frame draw:style-name="gr3" draw:text-style-name="P9" draw:layer="layout" svg:width="11.359cm" svg:height="9.49cm" svg:x="12.984cm" svg:y="5.836cm" presentation:class="graphic">
          <draw:image xlink:href="Pictures/20000002000002BB00000248D27A772A.eps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9" draw:text-style-name="P6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6">
        <draw:frame presentation:style-name="pr7" draw:text-style-name="P6" draw:layer="layout" svg:width="23.279cm" svg:height="2.922cm" svg:x="1.057cm" svg:y="0.759cm" presentation:class="title">
          <draw:text-box>
            <text:p text:style-name="P6">Territories and claims</text:p>
          </draw:text-box>
        </draw:frame>
        <draw:frame presentation:style-name="pr8" draw:text-style-name="P10" draw:layer="layout" svg:width="11.359cm" svg:height="12.847cm" svg:x="1.057cm" svg:y="4.233cm" presentation:class="outline" presentation:user-transformed="true">
          <draw:text-box>
            <text:list text:style-name="L5">
              <text:list-item>
                <text:p text:style-name="P10">A tree connecting <text:s/>claims (handles to active objects) overlays each local territory</text:p>
              </text:list-item>
            </text:list>
            <text:list text:style-name="L5">
              <text:list-item>
                <text:p text:style-name="P10">Open files and territory boundaries are considered active objects</text:p>
              </text:list-item>
            </text:list>
            <text:list text:style-name="L5">
              <text:list-item>
                <text:p text:style-name="P10">A claim is a globally unique gateway to an object: synchronizing object access is trivial</text:p>
              </text:list-item>
            </text:list>
          </draw:text-box>
        </draw:frame>
        <draw:frame draw:style-name="gr3" draw:text-style-name="P9" draw:layer="layout" svg:width="10.892cm" svg:height="12.697cm" svg:x="13.218cm" svg:y="4.232cm" presentation:class="graphic">
          <draw:image xlink:href="Pictures/200000020000015800000191E122A57C.eps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9" draw:text-style-name="P6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6">
        <draw:frame presentation:style-name="pr7" draw:text-style-name="P6" draw:layer="layout" svg:width="23.279cm" svg:height="2.922cm" svg:x="1.057cm" svg:y="0.759cm" presentation:class="title">
          <draw:text-box>
            <text:p text:style-name="P6">Copy-on-write</text:p>
          </draw:text-box>
        </draw:frame>
        <draw:frame presentation:style-name="pr8" draw:text-style-name="P10" draw:layer="layout" svg:width="11.359cm" svg:height="12.447cm" svg:x="1.057cm" svg:y="4.233cm" presentation:class="outline">
          <draw:text-box>
            <text:list text:style-name="L5">
              <text:list-item>
                <text:p text:style-name="P10">Territory roots are always writable</text:p>
              </text:list-item>
            </text:list>
            <text:list text:style-name="L5">
              <text:list-item>
                <text:p text:style-name="P10">The path to any writable object is also writable</text:p>
              </text:list-item>
            </text:list>
            <text:list text:style-name="L5">
              <text:list-item>
                <text:p text:style-name="P10">Writable objects only have a single name</text:p>
              </text:list-item>
            </text:list>
            <text:list text:style-name="L5">
              <text:list-item>
                <text:p text:style-name="P10">Read-only objects may have multiple names from image forks</text:p>
              </text:list-item>
            </text:list>
          </draw:text-box>
        </draw:frame>
        <draw:frame draw:style-name="gr3" draw:text-style-name="P9" draw:layer="layout" svg:width="11.359cm" svg:height="8.373cm" svg:x="12.984cm" svg:y="6.394cm" presentation:class="graphic">
          <draw:image xlink:href="Pictures/20000002000001E700000167DB201645.eps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9" draw:text-style-name="P6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6">
        <draw:frame presentation:style-name="pr10" draw:text-style-name="P6" draw:layer="layout" svg:width="23.279cm" svg:height="3.173cm" svg:x="1.057cm" svg:y="0.634cm" presentation:class="title">
          <draw:text-box>
            <text:p text:style-name="P6">Data paths</text:p>
          </draw:text-box>
        </draw:frame>
        <draw:frame presentation:style-name="pr11" draw:text-style-name="P10" draw:layer="layout" svg:width="11.359cm" svg:height="12.698cm" svg:x="1.057cm" svg:y="4.233cm" presentation:class="outline">
          <draw:text-box>
            <text:list text:style-name="L5">
              <text:list-item>
                <text:p text:style-name="P10">Most common data paths are also the shortest</text:p>
              </text:list-item>
            </text:list>
            <text:list text:style-name="L5">
              <text:list-item>
                <text:p text:style-name="P10">Longest paths only happen due to runtime sharing</text:p>
              </text:list-item>
            </text:list>
            <text:list text:style-name="L5">
              <text:list-item>
                <text:p text:style-name="P10">Territory change algorithm designed to shorten average system-wide path length</text:p>
              </text:list-item>
            </text:list>
          </draw:text-box>
        </draw:frame>
        <draw:frame draw:style-name="gr5" draw:text-style-name="P9" draw:layer="layout" svg:width="11.359cm" svg:height="11.813cm" svg:x="12.984cm" svg:y="4.674cm" presentation:class="graphic">
          <draw:image xlink:href="Pictures/20000002000001F400000208E041E0A3.eps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9" draw:text-style-name="P6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draw:frame presentation:style-name="pr10" draw:text-style-name="P6" draw:layer="layout" svg:width="23.279cm" svg:height="3.173cm" svg:x="1.057cm" svg:y="0.634cm" presentation:class="title">
          <draw:text-box>
            <text:p text:style-name="P6">Summary</text:p>
          </draw:text-box>
        </draw:frame>
        <draw:frame presentation:style-name="pr11" draw:text-style-name="P10" draw:layer="layout" svg:width="11.359cm" svg:height="14.437cm" svg:x="1.057cm" svg:y="4.233cm" presentation:class="outline" presentation:user-transformed="true">
          <draw:text-box>
            <text:list text:style-name="L5">
              <text:list-item>
                <text:p text:style-name="P10">The good: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Alignment of intere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Private images perform like local serv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Shared images fastest for heaviest use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Sharing is consisten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No significant trust granted to users, but root-like image contro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Fast response to major changes, avoid thrashing for minor chang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Minimal runtime links between envoy nodes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1.359cm" svg:height="12.447cm" svg:x="12.985cm" svg:y="4.233cm" presentation:class="outline">
          <draw:text-box>
            <text:list text:style-name="L5">
              <text:list-item>
                <text:p text:style-name="P10">The bad: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Nearest cache is across a protection boundary from clien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Persistent cache may be slower than striping from storage serve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Clients are dependent on a local envoy instance, and fail when it goes dow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4">Single, global root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9" draw:text-style-name="P6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6699ff" draw:end-color="#ffffff" draw:start-intensity="100%" draw:end-intensity="100%" draw:angle="2700" draw:border="0%"/>
    <draw:gradient draw:name="Gradient_20_8" draw:display-name="Gradient 8" draw:style="linear" draw:start-color="#6699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en" style:country-asian="GB" style:font-family-complex="'DejaVu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bold" style:font-family-asian="msmincho" style:font-pitch-asian="variable" style:font-size-asian="40pt" style:font-style-asian="normal" style:font-weight-asian="normal" style:font-family-complex="msmincho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"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2" text:bullet-char="">
            <style:list-level-properties text:space-before="1.27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3" text:bullet-char="">
            <style:list-level-properties text:space-before="2.54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4" text:bullet-char="">
            <style:list-level-properties text:space-before="3.81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5" text:bullet-char="">
            <style:list-level-properties text:space-before="5.08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6" text:bullet-char="">
            <style:list-level-properties text:space-before="5.08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7" text:bullet-char="">
            <style:list-level-properties text:space-before="5.08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8" text:bullet-char="">
            <style:list-level-properties text:space-before="5.08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9" text:bullet-char="">
            <style:list-level-properties text:space-before="5.08cm"/>
            <style:text-properties fo:font-family="Webdings" style:font-family-generic="roman" style:font-pitch="variable" style:font-charset="x-symbol" fo:color="#6699ff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end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family-complex="msmincho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">
            <style:list-level-properties text:min-label-width="0.948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2" text:bullet-char="">
            <style:list-level-properties text:space-before="1.27cm" text:min-label-width="0.789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3" text:bullet-char="">
            <style:list-level-properties text:space-before="2.54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4" text:bullet-char="">
            <style:list-level-properties text:space-before="3.81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5" text:bullet-char="">
            <style:list-level-properties text:space-before="5.08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6" text:bullet-char="">
            <style:list-level-properties text:space-before="5.08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7" text:bullet-char="">
            <style:list-level-properties text:space-before="5.08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8" text:bullet-char="">
            <style:list-level-properties text:space-before="5.08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46cm" fo:margin-bottom="0cm" fo:line-height="93%" fo:text-align="start" text:enable-numbering="true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9cm" fo:margin-right="0cm" fo:margin-top="0.211cm" fo:margin-bottom="0cm" fo:line-height="93%" fo:text-align="start" text:enable-numbering="true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family-complex="msmincho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3%" fo:text-align="start" text:enable-numbering="true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bold" style:font-family-asian="msmincho" style:font-pitch-asian="variable" style:font-size-asian="40pt" style:font-style-asian="normal" style:font-weight-asian="normal" style:font-family-complex="msmincho" style:font-pitch-complex="variable" style:font-size-complex="40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"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2" text:bullet-char="">
            <style:list-level-properties text:space-before="1.27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3" text:bullet-char="">
            <style:list-level-properties text:space-before="2.54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4" text:bullet-char="">
            <style:list-level-properties text:space-before="3.81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5" text:bullet-char="">
            <style:list-level-properties text:space-before="5.08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6" text:bullet-char="">
            <style:list-level-properties text:space-before="5.08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7" text:bullet-char="">
            <style:list-level-properties text:space-before="5.08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8" text:bullet-char="">
            <style:list-level-properties text:space-before="5.08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9" text:bullet-char="">
            <style:list-level-properties text:space-before="5.08cm"/>
            <style:text-properties fo:font-family="Webdings" style:font-family-generic="roman" style:font-pitch="variable" style:font-charset="x-symbol" fo:color="#6699ff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end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">
            <style:list-level-properties text:min-label-width="0.948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2" text:bullet-char="">
            <style:list-level-properties text:space-before="1.27cm" text:min-label-width="0.789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3" text:bullet-char="">
            <style:list-level-properties text:space-before="2.54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4" text:bullet-char="">
            <style:list-level-properties text:space-before="3.81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5" text:bullet-char="">
            <style:list-level-properties text:space-before="5.08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6" text:bullet-char="">
            <style:list-level-properties text:space-before="5.08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7" text:bullet-char="">
            <style:list-level-properties text:space-before="5.08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8" text:bullet-char="">
            <style:list-level-properties text:space-before="5.08cm" text:min-label-width="0.635cm"/>
            <style:text-properties fo:font-family="Webdings" style:font-family-generic="roman" style:font-pitch="variable" style:font-charset="x-symbol" fo:color="#6699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46cm" fo:margin-bottom="0cm" fo:line-height="93%" fo:text-align="start" text:enable-numbering="true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9cm" fo:margin-right="0cm" fo:margin-top="0.211cm" fo:margin-bottom="0cm" fo:line-height="93%" fo:text-align="start" text:enable-numbering="true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msmincho" style:font-pitch-asian="variable" style:font-size-asian="24pt" style:font-family-complex="msmincho" style:font-pitch-complex="variable" style:font-size-complex="24pt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93%" fo:text-align="start" text:enable-numbering="true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93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smincho" style:font-pitch-asian="variable" style:font-size-asian="18pt" style:font-family-complex="msmincho" style:font-pitch-complex="variable" style:font-size-complex="18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gradient" draw:fill-color="#6699ff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1.109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line-height="100%" text:enable-numbering="false" fo:text-indent="0cm" style:writing-mode="lr-tb"/>
    </style:style>
    <style:style style:name="P3" style:family="paragraph">
      <style:paragraph-properties fo:margin-left="0cm" fo:margin-right="0cm" fo:line-height="100%" fo:text-align="center" text:enable-numbering="false" fo:text-indent="0cm"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9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3" style:family="text">
      <style:text-properties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4" style:family="text">
      <style:text-properties fo:font-family="'Courier New'" style:font-pitch="fixed" fo:font-size="20pt" fo:language="en" fo:country="GB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8.266cm" svg:height="1.269cm" svg:x="10.783cm" svg:y="24.13cm" presentation:class="page-number">
        <draw:text-box>
          <text:p text:style-name="P1"><text:span text:style-name="T1"><text:page-number>&lt;number&gt;</text:page-number></text:span></text:p>
        </draw:text-box>
      </draw:frame>
      <draw:page-thumbnail draw:layer="backgroundobjects" svg:width="6.665cm" svg:height="4.999cm" svg:x="1.905cm" svg:y="5.056cm" draw:page-number="1"/>
      <draw:page-thumbnail draw:layer="backgroundobjects" svg:width="6.665cm" svg:height="4.999cm" svg:x="10.477cm" svg:y="5.056cm" draw:page-number="2"/>
      <draw:page-thumbnail draw:layer="backgroundobjects" svg:width="6.665cm" svg:height="4.999cm" svg:x="1.905cm" svg:y="15.343cm" draw:page-number="3"/>
      <draw:page-thumbnail draw:layer="backgroundobjects" svg:width="6.665cm" svg:height="4.999cm" svg:x="10.477cm" svg:y="15.343cm" draw:page-number="4"/>
    </style:handout-master>
    <style:master-page style:name="Default" style:page-layout-name="PM1" draw:style-name="dp1">
      <draw:frame presentation:style-name="Default-title" draw:layer="backgroundobjects" svg:width="23.279cm" svg:height="3.172cm" svg:x="1.057cm" svg:y="0.634cm" presentation:class="title" presentation:placeholder="true">
        <draw:text-box/>
      </draw:frame>
      <draw:frame presentation:style-name="Default-outline1" draw:layer="backgroundobjects" svg:width="23.279cm" svg:height="12.697cm" svg:x="1.057cm" svg:y="4.233cm" presentation:class="outline" presentation:placeholder="true">
        <draw:text-box/>
      </draw:frame>
      <draw:frame presentation:style-name="pr1" draw:text-style-name="P2" draw:layer="backgroundobjects" svg:width="5.287cm" svg:height="1.266cm" svg:x="1.904cm" svg:y="17.356cm" presentation:class="date-time">
        <draw:text-box>
          <text:p text:style-name="P2"><text:span text:style-name="T2"><presentation:date-time/></text:span></text:p>
        </draw:text-box>
      </draw:frame>
      <draw:frame presentation:style-name="pr2" draw:text-style-name="P3" draw:layer="backgroundobjects" svg:width="8.039cm" svg:height="1.266cm" svg:x="8.677cm" svg:y="17.356cm" presentation:class="footer">
        <draw:text-box>
          <text:p text:style-name="P3"><text:span text:style-name="T2"><presentation:footer/></text:span></text:p>
        </draw:text-box>
      </draw:frame>
      <draw:frame presentation:style-name="pr3" draw:text-style-name="P4" draw:layer="backgroundobjects" svg:width="5.288cm" svg:height="1.266cm" svg:x="18.203cm" svg:y="17.356cm" presentation:class="page-number">
        <draw:text-box>
          <text:p text:style-name="P4"><text:span text:style-name="T2"><text:page-number>&lt;number&gt;</text:page-number></text:span></text:p>
        </draw:text-box>
      </draw:frame>
      <draw:frame draw:style-name="gr2" draw:text-style-name="P5" draw:layer="backgroundobjects" svg:width="5.066cm" svg:height="1.654cm" svg:x="19.262cm" svg:y="16.933cm">
        <draw:image xlink:href="Pictures/10000000000002DF000000F0A39FD2C6.png" xlink:type="simple" xlink:show="embed" xlink:actuate="onLoad">
          <text:p/>
        </draw:image>
      </draw:frame>
      <draw:custom-shape draw:style-name="gr3" draw:text-style-name="P6" draw:layer="backgroundobjects" svg:width="23.284cm" svg:height="0.212cm" svg:x="1.371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gr4" draw:text-style-name="P7" draw:layer="backgroundobjects" svg:width="19.05cm" svg:height="25.4cm" svg:x="0cm" svg:y="0cm">
          <text:p/>
        </draw:rect>
        <draw:custom-shape draw:style-name="gr5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8" draw:layer="backgroundobjects" svg:width="8.251cm" svg:height="1.267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5" draw:text-style-name="P9" draw:layer="backgroundobjects" svg:width="8.25cm" svg:height="1.267cm" svg:x="10.791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pr6" draw:text-style-name="P8" draw:layer="backgroundobjects" svg:width="8.251cm" svg:height="1.266cm" svg:x="-0.001cm" svg:y="24.124cm" presentation:class="footer">
          <draw:text-box>
            <text:p text:style-name="P8"><text:span text:style-name="T3"><presentation:footer/></text:span></text:p>
          </draw:text-box>
        </draw:frame>
        <draw:frame presentation:style-name="pr7" draw:text-style-name="P9" draw:layer="backgroundobjects" svg:width="8.25cm" svg:height="1.266cm" svg:x="10.791cm" svg:y="24.124cm" presentation:class="page-number">
          <draw:text-box>
            <text:p text:style-name="P9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custom-shape draw:style-name="gr6" draw:text-style-name="P6" draw:layer="backgroundobjects" svg:width="1.059cm" svg:height="9.102cm" svg:x="1.058cm" svg:y="2.328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374cm" svg:height="3.643cm" svg:x="2.117cm" svg:y="2.937cm" presentation:class="title" presentation:placeholder="true">
        <draw:text-box/>
      </draw:frame>
      <draw:frame presentation:style-name="pr8" draw:text-style-name="P8" draw:layer="backgroundobjects" svg:width="5.287cm" svg:height="1.266cm" svg:x="1.904cm" svg:y="17.356cm" presentation:class="date-time">
        <draw:text-box>
          <text:p text:style-name="P8"><text:span text:style-name="T2"><presentation:date-time/></text:span></text:p>
        </draw:text-box>
      </draw:frame>
      <draw:frame presentation:style-name="pr9" draw:text-style-name="P9" draw:layer="backgroundobjects" svg:width="21.374cm" svg:height="1.108cm" svg:x="2.117cm" svg:y="8.677cm" presentation:class="footer">
        <draw:text-box>
          <text:p text:style-name="P9"><text:span text:style-name="T4">russ@russross.com</text:span></text:p>
        </draw:text-box>
      </draw:frame>
      <draw:frame presentation:style-name="pr10" draw:text-style-name="P9" draw:layer="backgroundobjects" svg:width="5.288cm" svg:height="1.266cm" svg:x="18.203cm" svg:y="17.356cm" presentation:class="page-number">
        <draw:text-box>
          <text:p text:style-name="P9"><text:span text:style-name="T2"><text:page-number>&lt;number&gt;</text:page-number></text:span></text:p>
        </draw:text-box>
      </draw:frame>
      <draw:frame draw:style-name="gr2" draw:text-style-name="P5" draw:layer="backgroundobjects" svg:width="8.41cm" svg:height="2.743cm" svg:x="15.028cm" svg:y="12.488cm">
        <draw:image xlink:href="Pictures/10000000000002DF000000F0A39FD2C6.png" xlink:type="simple" xlink:show="embed" xlink:actuate="onLoad">
          <text:p/>
        </draw:image>
      </draw:frame>
      <draw:frame presentation:style-name="Title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custom-shape draw:style-name="gr5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8" draw:layer="backgroundobjects" svg:width="8.251cm" svg:height="1.267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12" draw:text-style-name="P9" draw:layer="backgroundobjects" svg:width="8.25cm" svg:height="1.267cm" svg:x="10.791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pr13" draw:text-style-name="P8" draw:layer="backgroundobjects" svg:width="8.251cm" svg:height="1.266cm" svg:x="-0.001cm" svg:y="24.124cm" presentation:class="footer">
          <draw:text-box>
            <text:p text:style-name="P8"><text:span text:style-name="T3"><presentation:footer/></text:span></text:p>
          </draw:text-box>
        </draw:frame>
        <draw:frame presentation:style-name="pr14" draw:text-style-name="P9" draw:layer="backgroundobjects" svg:width="8.25cm" svg:height="1.266cm" svg:x="10.791cm" svg:y="24.124cm" presentation:class="page-number">
          <draw:text-box>
            <text:p text:style-name="P9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3-12T16:10:19</meta:creation-date>
    <dc:creator>Russ</dc:creator>
    <dc:date>2007-03-12T20:03:50</dc:date>
    <meta:printed-by>Russ</meta:printed-by>
    <meta:print-date>2007-03-12T19:59:16</meta:print-date>
    <dc:language>en-GB</dc:language>
    <meta:editing-cycles>7</meta:editing-cycles>
    <meta:editing-duration>PT3H49M54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